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4.36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4cm" fo:min-width="3.36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13.4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47cm" fo:min-width="4.581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97cm" svg:height="1.27cm" svg:x="8.097cm" svg:y="1.317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6.35cm" svg:height="2.223cm" svg:x="7.62cm" svg:y="3.857cm">
          <text:p text:style-name="P1">L = 0.32</text:p>
          <text:p text:style-name="P1">R = 17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13.97cm" svg:height="3.493cm" svg:x="3.81cm" svg:y="7.35cm">
          <text:p text:style-name="P1">V = 4.0 / 3.0 * (r * r * r)</text:p>
          <text:p text:style-name="P1">* l.sin().powf(2.0) * (l / 2.0).cos()</text:p>
          <text:p text:style-name="P1">* (((PI + l) / 3.0).sin() * ((PI - l) / 3.0).sin()).sqrt(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5.08cm" svg:height="2.858cm" svg:x="8.255cm" svg:y="11.794cm">
          <text:p text:style-name="P1">Вывод L, 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5" draw:id="id5" draw:layer="layout" svg:width="5.08cm" svg:height="2.858cm" svg:x="8.255cm" svg:y="15.605cm">
          <text:p text:style-name="P1">Вывод 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svg:x1="10.796cm" svg:y1="2.587cm" svg:x2="10.795cm" svg:y2="3.857cm" draw:start-shape="id1" draw:start-glue-point="6" draw:end-shape="id2" draw:end-glue-point="5" svg:d="M10796 2587v635h-1v635" svg:viewBox="0 0 2 1271">
          <text:p/>
        </draw:connector>
        <draw:connector draw:style-name="gr6" draw:text-style-name="P3" draw:layer="layout" svg:x1="10.795cm" svg:y1="6.08cm" svg:x2="10.795cm" svg:y2="7.35cm" draw:start-shape="id2" draw:start-glue-point="8" draw:end-shape="id3" draw:end-glue-point="4" svg:d="M10795 6080v1270" svg:viewBox="0 0 1 1271">
          <text:p/>
        </draw:connector>
        <draw:connector draw:style-name="gr7" draw:text-style-name="P3" draw:layer="layout" svg:x1="10.795cm" svg:y1="10.843cm" svg:x2="10.795cm" svg:y2="11.794cm" draw:start-shape="id3" draw:start-glue-point="6" draw:end-shape="id4" draw:end-glue-point="4" svg:d="M10795 10843v951" svg:viewBox="0 0 1 952">
          <text:p/>
        </draw:connector>
        <draw:connector draw:style-name="gr8" draw:text-style-name="P3" draw:layer="layout" svg:x1="10.795cm" svg:y1="14.483cm" svg:x2="10.795cm" svg:y2="15.605cm" draw:start-shape="id4" draw:start-glue-point="6" draw:end-shape="id5" draw:end-glue-point="4" svg:d="M10795 14483v1122" svg:viewBox="0 0 1 1123">
          <text:p/>
        </draw:connector>
        <draw:custom-shape draw:style-name="gr1" draw:text-style-name="P2" xml:id="id6" draw:id="id6" draw:layer="layout" svg:width="5.397cm" svg:height="1.27cm" svg:x="8.097cm" svg:y="19.415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svg:x1="10.795cm" svg:y1="18.294cm" svg:x2="10.796cm" svg:y2="19.415cm" draw:start-shape="id5" draw:start-glue-point="6" draw:end-shape="id6" draw:end-glue-point="4" svg:d="M10795 18294v646h1v475" svg:viewBox="0 0 2 11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2:47:11.727000000</meta:creation-date>
    <dc:date>2023-07-17T12:56:47.126000000</dc:date>
    <meta:editing-duration>PT9M35S</meta:editing-duration>
    <meta:editing-cycles>1</meta:editing-cycles>
    <meta:document-statistic meta:object-count="11"/>
    <meta:generator>LibreOffice/7.5.4.2$Windows_X86_64 LibreOffice_project/36ccfdc35048b057fd9854c757a8b67ec53977b6</meta:generator>
  </office:meta>
</office:document-meta>
</file>